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5.007cm" table:align="left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11.91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cd98b" officeooo:paragraph-rsid="000cd98b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0cd98b" officeooo:paragraph-rsid="000cd98b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cd98b" officeooo:paragraph-rsid="000cd98b"/>
    </style:style>
    <style:style style:name="P17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a52a2a" loext:opacity="100%"/>
    </style:style>
    <style:style style:name="T4" style:family="text">
      <style:text-properties fo:color="#0000cd" loext:opacity="100%"/>
    </style:style>
    <style:style style:name="T5" style:family="text">
      <style:text-properties fo:color="#000000" loext:opacity="100%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cd98b"/>
    </style:style>
    <style:style style:name="T8" style:family="text">
      <style:text-properties officeooo:rsid="000cd98b" loext:padding="0cm" loext:border="none"/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html/exercise.asp?filename=exercise_html_script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 <text:span text:style-name="T7">en </text:span>HTML</text:h>
      <text:p text:style-name="P10"><text:span text:style-name="T1"/></text:p>
      <text:p text:style-name="Horizontal_20_Line"/>
      <text:p text:style-name="P9">JavaScript hace que las páginas HTML sean más dinámicas e interactivas.</text:p>
      <text:p text:style-name="Horizontal_20_Line"/>
      <text:h text:style-name="P3" text:outline-level="3">Ejemplo</text:h>
      <text:h text:style-name="P2" text:outline-level="2"><text:span text:style-name="T2">&lt;!DOCTYPE html&gt;</text:span></text:h>
      <text:p text:style-name="P10"><text:span text:style-name="T2">&lt;html&gt;</text:span></text:p>
      <text:p text:style-name="P10"><text:span text:style-name="T2">&lt;body&gt;</text:span></text:p>
      <text:p text:style-name="P10"><text:span text:style-name="T2">&lt;h1&gt;My First JavaScript&lt;/h1&gt;</text:span></text:p>
      <text:p text:style-name="P10"><text:span text:style-name="T2">&lt;button type="button"</text:span></text:p>
      <text:p text:style-name="P10"><text:span text:style-name="T2">onclick="document.getElementById('demo').innerHTML = Date()"&gt;</text:span></text:p>
      <text:p text:style-name="P10"><text:span text:style-name="T2">Click me to display Date and Time.&lt;/button&gt;</text:span></text:p>
      <text:p text:style-name="P10"><text:span text:style-name="T2">&lt;p id="demo"&gt;&lt;/p&gt;</text:span></text:p>
      <text:p text:style-name="P10"><text:span text:style-name="T2">&lt;/body&gt;</text:span></text:p>
      <text:p text:style-name="P10"><text:span text:style-name="T2">&lt;/html&gt; </text:span></text:p>
      <text:p text:style-name="Horizontal_20_Line"/>
      <text:h text:style-name="P2" text:outline-level="2">La etiqueta &lt;script&gt; <text:span text:style-name="T7">de </text:span>HTML </text:h>
      <text:p text:style-name="P9">La etiqueta<text:span text:style-name="Source_20_Text"><text:span text:style-name="T2">&lt;script&gt; </text:span></text:span><text:span text:style-name="Source_20_Text"><text:span text:style-name="T8">de </text:span></text:span><text:span text:style-name="Source_20_Text"><text:span text:style-name="T2">HTML </text:span></text:span>se utiliza para definir un script del lado del cliente (JavaScript).</text:p>
      <text:p text:style-name="P9">El elemento <text:s/><text:span text:style-name="Source_20_Text"><text:span text:style-name="T2">&lt;script&gt; </text:span></text:span>contiene instrucciones de script o apunta a un archivo de script externo a través del atributo <text:span text:style-name="Source_20_Text"><text:span text:style-name="T2">src</text:span></text:span>.</text:p>
      <text:p text:style-name="P9">Los usos comunes de JavaScript son la manipulación de imágenes, la validación de formularios y los cambios dinámicos de contenido.</text:p>
      <text:p text:style-name="P9">Para seleccionar un elemento HTML, JavaScript utiliza con mayor frecuencia el método <text:span text:style-name="Source_20_Text"><text:span text:style-name="T2">document.getElementById()</text:span></text:span>.</text:p>
      <text:p text:style-name="P9">Este ejemplo de JavaScript escribe "¡Hola JavaScript!" en un elemento HTML con id="demo":</text:p>
      <text:h text:style-name="P3" text:outline-level="3"><text:soft-page-break/>Ejemplo</text:h>
      <text:p text:style-name="P13"><text:span text:style-name="T4">&lt;</text:span><text:span text:style-name="T3">script</text:span><text:span text:style-name="T4">&gt;</text:span><text:span text:style-name="T5"><text:line-break/>document.getElementById(</text:span><text:span text:style-name="T3">"demo"</text:span><text:span text:style-name="T5">).innerHTML = </text:span><text:span text:style-name="T3">"Hello JavaScript!"</text:span><text:span text:style-name="T5">;<text:line-break/></text:span><text:span text:style-name="T4">&lt;</text:span><text:span text:style-name="T3">/script</text:span><text:span text:style-name="T4">&gt;</text:span></text:p>
      <text:p text:style-name="P9"><text:span text:style-name="T2"><text:s/></text:span></text:p>
      <text:p text:style-name="P15"><text:span text:style-name="T2">Ejemplo completo:</text:span></text:p>
      <text:p text:style-name="P15"><text:span text:style-name="T2">&lt;!DOCTYPE html&gt;</text:span></text:p>
      <text:p text:style-name="P15"><text:span text:style-name="T2">&lt;html&gt;</text:span></text:p>
      <text:p text:style-name="P15"><text:span text:style-name="T2">&lt;body&gt;</text:span></text:p>
      <text:p text:style-name="P15"><text:span text:style-name="T2"/></text:p>
      <text:p text:style-name="P15"><text:span text:style-name="T2">&lt;h2&gt;Use JavaScript to Change Text&lt;/h2&gt;</text:span></text:p>
      <text:p text:style-name="P15"><text:span text:style-name="T2">&lt;p&gt;This example writes "Hello JavaScript!" into an HTML element with id="demo":&lt;/p&gt;</text:span></text:p>
      <text:p text:style-name="P15"><text:span text:style-name="T2"/></text:p>
      <text:p text:style-name="P15"><text:span text:style-name="T2">&lt;p id="demo"&gt;&lt;/p&gt;</text:span></text:p>
      <text:p text:style-name="P15"><text:span text:style-name="T2"/></text:p>
      <text:p text:style-name="P15"><text:span text:style-name="T2">&lt;script&gt;</text:span></text:p>
      <text:p text:style-name="P15"><text:span text:style-name="T2">document.getElementById("demo").innerHTML = "Hello JavaScript!";</text:span></text:p>
      <text:p text:style-name="P15"><text:span text:style-name="T2">&lt;/script&gt; </text:span></text:p>
      <text:p text:style-name="P15"><text:span text:style-name="T2"/></text:p>
      <text:p text:style-name="P15"><text:span text:style-name="T2">&lt;/body&gt;</text:span></text:p>
      <text:p text:style-name="P15"><text:span text:style-name="T2">&lt;/html&gt;</text:span></text:p>
      <text:p text:style-name="P9"><text:span text:style-name="T2"><text:s/></text:span></text:p>
      <text:p text:style-name="Horizontal_20_Line"/>
      <text:h text:style-name="P2" text:outline-level="2">Una muestra de JavaScript</text:h>
      <text:p text:style-name="P9">Aquí hay algunos ejemplos de lo que JavaScript puede hacer:</text:p>
      <text:h text:style-name="P3" text:outline-level="3">Ejemplo</text:h>
      <text:p text:style-name="P12">JavaScript puede cambiar el contenido:</text:p>
      <text:p text:style-name="P14">document.getElementById(<text:span text:style-name="T3">"demo"</text:span>).innerHTML = <text:span text:style-name="T3">"Hello JavaScript!"</text:span>;</text:p>
      <text:p text:style-name="P9"><text:span text:style-name="T2"><text:s/><text:line-break/></text:span><text:span text:style-name="T8">Ejemplo completo:</text:span></text:p>
      <text:p text:style-name="P9"><text:span text:style-name="T8">&lt;!DOCTYPE html&gt;</text:span></text:p>
      <text:p text:style-name="P9"><text:span text:style-name="T8">&lt;html&gt;</text:span></text:p>
      <text:p text:style-name="P9"><text:soft-page-break/><text:span text:style-name="T8">&lt;body&gt;</text:span></text:p>
      <text:p text:style-name="P9"><text:span text:style-name="T8"/></text:p>
      <text:p text:style-name="P9"><text:span text:style-name="T8">&lt;h1&gt;My First JavaScript&lt;/h1&gt;</text:span></text:p>
      <text:p text:style-name="P9"><text:span text:style-name="T8"/></text:p>
      <text:p text:style-name="P9"><text:span text:style-name="T8">&lt;p&gt;JavaScript can change the content of an HTML element:&lt;/p&gt;</text:span></text:p>
      <text:p text:style-name="P9"><text:span text:style-name="T8"/></text:p>
      <text:p text:style-name="P9"><text:span text:style-name="T8">&lt;button type="button" onclick="myFunction()"&gt;Click Me!&lt;/button&gt;</text:span></text:p>
      <text:p text:style-name="P9"><text:span text:style-name="T8"/></text:p>
      <text:p text:style-name="P9"><text:span text:style-name="T8">&lt;p id="demo"&gt;This is a demonstration.&lt;/p&gt;</text:span></text:p>
      <text:p text:style-name="P9"><text:span text:style-name="T8"/></text:p>
      <text:p text:style-name="P9"><text:span text:style-name="T8">&lt;script&gt;</text:span></text:p>
      <text:p text:style-name="P9"><text:span text:style-name="T8">function myFunction() { </text:span></text:p>
      <text:p text:style-name="P9"><text:span text:style-name="T8"><text:s text:c="2"/>document.getElementById("demo").innerHTML = "Hello JavaScript!";</text:span></text:p>
      <text:p text:style-name="P9"><text:span text:style-name="T8">}</text:span></text:p>
      <text:p text:style-name="P9"><text:span text:style-name="T8">&lt;/script&gt;</text:span></text:p>
      <text:p text:style-name="P9"><text:span text:style-name="T8"/></text:p>
      <text:p text:style-name="P9"><text:span text:style-name="T8">&lt;/body&gt;</text:span></text:p>
      <text:p text:style-name="P9"><text:span text:style-name="T8">&lt;/html&gt;</text:span></text:p>
      <text:p text:style-name="P9"><text:span text:style-name="T8"/></text:p>
      <text:h text:style-name="P3" text:outline-level="3">Ejemplo</text:h>
      <text:p text:style-name="P12">JavaScript puede cambiar estilos:</text:p>
      <text:p text:style-name="P14">document.getElementById(<text:span text:style-name="T3">"demo"</text:span>).style.fontSize = <text:span text:style-name="T3">"25px"</text:span>;<text:line-break/>document.getElementById(<text:span text:style-name="T3">"demo"</text:span>).style.color = <text:span text:style-name="T3">"red"</text:span>;<text:line-break/>document.getElementById(<text:span text:style-name="T3">"demo"</text:span>).style.backgroundColor = <text:span text:style-name="T3">"yellow"</text:span>;</text:p>
      <text:p text:style-name="P9"><text:span text:style-name="T2"><text:s/><text:line-break/></text:span><text:span text:style-name="T8">Ejemplo completo:</text:span></text:p>
      <text:p text:style-name="P9"><text:span text:style-name="T8">&lt;!DOCTYPE html&gt;</text:span></text:p>
      <text:p text:style-name="P9"><text:span text:style-name="T8">&lt;html&gt;</text:span></text:p>
      <text:p text:style-name="P9"><text:span text:style-name="T8">&lt;body&gt;</text:span></text:p>
      <text:p text:style-name="P9"><text:span text:style-name="T8"/></text:p>
      <text:p text:style-name="P9"><text:span text:style-name="T8">&lt;h1&gt;My First JavaScript&lt;/h1&gt;</text:span></text:p>
      <text:p text:style-name="P9"><text:span text:style-name="T8"/></text:p>
      <text:p text:style-name="P9"><text:span text:style-name="T8">&lt;p&gt;JavaScript can change the content of an HTML element:&lt;/p&gt;</text:span></text:p>
      <text:p text:style-name="P9"><text:soft-page-break/><text:span text:style-name="T8"/></text:p>
      <text:p text:style-name="P9"><text:span text:style-name="T8">&lt;button type="button" onclick="myFunction()"&gt;Click Me!&lt;/button&gt;</text:span></text:p>
      <text:p text:style-name="P9"><text:span text:style-name="T8"/></text:p>
      <text:p text:style-name="P9"><text:span text:style-name="T8">&lt;p id="demo"&gt;This is a demonstration.&lt;/p&gt;</text:span></text:p>
      <text:p text:style-name="P9"><text:span text:style-name="T8"/></text:p>
      <text:p text:style-name="P9"><text:span text:style-name="T8">&lt;script&gt;</text:span></text:p>
      <text:p text:style-name="P9"><text:span text:style-name="T8">function myFunction() { </text:span></text:p>
      <text:p text:style-name="P9"><text:span text:style-name="T8"><text:s text:c="2"/>document.getElementById("demo").innerHTML = "Hello JavaScript!";</text:span></text:p>
      <text:p text:style-name="P9"><text:span text:style-name="T8">}</text:span></text:p>
      <text:p text:style-name="P9"><text:span text:style-name="T8">&lt;/script&gt;</text:span></text:p>
      <text:p text:style-name="P9"><text:span text:style-name="T8"/></text:p>
      <text:p text:style-name="P9"><text:span text:style-name="T8">&lt;/body&gt;</text:span></text:p>
      <text:p text:style-name="P9"><text:span text:style-name="T8">&lt;/html&gt;</text:span></text:p>
      <text:p text:style-name="P9"><text:span text:style-name="T8"/></text:p>
      <text:h text:style-name="P3" text:outline-level="3">Ejemplo</text:h>
      <text:p text:style-name="P12">JavaScript puede cambiar atributos:</text:p>
      <text:p text:style-name="P14">document.getElementById(<text:span text:style-name="T3">"image"</text:span>).src = <text:span text:style-name="T3">"picture.gif"</text:span>;</text:p>
      <text:p text:style-name="P8"><text:a xlink:type="simple" xlink:href="https://www.w3schools.com/html/tryit.asp?filename=tryhtml_script_attribute" office:target-frame-name="_blank" xlink:show="new" text:style-name="Internet_20_link" text:visited-style-name="Visited_20_Internet_20_Link"><text:span text:style-name="T2"/></text:a></text:p>
      <text:p text:style-name="P16"><text:span text:style-name="T2">Ejemplo completo: (faltarían las dos imágenes de una bombilla: una apagada y otra encendida)</text:span></text:p>
      <text:p text:style-name="P16"><text:span text:style-name="T2">&lt;!DOCTYPE html&gt;</text:span></text:p>
      <text:p text:style-name="P16"><text:span text:style-name="T2">&lt;html&gt;</text:span></text:p>
      <text:p text:style-name="P16"><text:span text:style-name="T2">&lt;body&gt;</text:span></text:p>
      <text:p text:style-name="P16"><text:span text:style-name="T2"/></text:p>
      <text:p text:style-name="P16"><text:span text:style-name="T2">&lt;h1&gt;My First JavaScript&lt;/h1&gt;</text:span></text:p>
      <text:p text:style-name="P16"><text:span text:style-name="T2">&lt;p&gt;Here, a JavaScript changes the value of the src (source) attribute of an image.&lt;/p&gt;</text:span></text:p>
      <text:p text:style-name="P16"><text:span text:style-name="T2"/></text:p>
      <text:p text:style-name="P16"><text:span text:style-name="T2">&lt;script&gt;</text:span></text:p>
      <text:p text:style-name="P16"><text:span text:style-name="T2">function light(sw) {</text:span></text:p>
      <text:p text:style-name="P16"><text:span text:style-name="T2"><text:s text:c="2"/>var pic;</text:span></text:p>
      <text:p text:style-name="P16"><text:span text:style-name="T2"><text:s text:c="2"/>if (sw == 0) {</text:span></text:p>
      <text:p text:style-name="P16"><text:span text:style-name="T2"><text:s text:c="4"/>pic = "pic_bulboff.gif"</text:span></text:p>
      <text:p text:style-name="P16"><text:span text:style-name="T2"><text:s text:c="2"/>} else {</text:span></text:p>
      <text:p text:style-name="P16"><text:span text:style-name="T2"><text:s text:c="4"/>pic = "pic_bulbon.gif"</text:span></text:p>
      <text:p text:style-name="P16"><text:span text:style-name="T2"><text:s text:c="2"/>}</text:span></text:p>
      <text:p text:style-name="P16"><text:span text:style-name="T2"><text:s text:c="2"/>document.getElementById('myImage').src = pic;</text:span></text:p>
      <text:p text:style-name="P16"><text:span text:style-name="T2">}</text:span></text:p>
      <text:p text:style-name="P16"><text:span text:style-name="T2">&lt;/script&gt;</text:span></text:p>
      <text:p text:style-name="P16"><text:span text:style-name="T2"/></text:p>
      <text:p text:style-name="P16"><text:soft-page-break/><text:span text:style-name="T2">&lt;img id="myImage" src="pic_bulboff.gif" width="100" height="180"&gt;</text:span></text:p>
      <text:p text:style-name="P16"><text:span text:style-name="T2"/></text:p>
      <text:p text:style-name="P16"><text:span text:style-name="T2">&lt;p&gt;</text:span></text:p>
      <text:p text:style-name="P16"><text:span text:style-name="T2">&lt;button type="button" onclick="light(1)"&gt;Light On&lt;/button&gt;</text:span></text:p>
      <text:p text:style-name="P16"><text:span text:style-name="T2">&lt;button type="button" onclick="light(0)"&gt;Light Off&lt;/button&gt;</text:span></text:p>
      <text:p text:style-name="P16"><text:span text:style-name="T2">&lt;/p&gt;</text:span></text:p>
      <text:p text:style-name="P16"><text:span text:style-name="T2"/></text:p>
      <text:p text:style-name="P16"><text:span text:style-name="T2">&lt;/body&gt;</text:span></text:p>
      <text:p text:style-name="P16"><text:span text:style-name="T2">&lt;/html&gt;</text:span></text:p>
      <text:p text:style-name="P16"><text:span text:style-name="T2"/></text:p>
      <text:p text:style-name="Horizontal_20_Line"/>
      <text:h text:style-name="P2" text:outline-level="2">La etiqueta &lt;noscript&gt; <text:span text:style-name="T7">de </text:span>HTML </text:h>
      <text:p text:style-name="P9">La etiqueta <text:span text:style-name="Source_20_Text"><text:span text:style-name="T2">&lt;noscript&gt; </text:span></text:span><text:span text:style-name="Source_20_Text"><text:span text:style-name="T8">de </text:span></text:span>HTML define un contenido alternativo que se mostrará a los usuarios que tienen scripts deshabilitados en su navegador o tienen un navegador que no admite scripts:</text:p>
      <text:h text:style-name="P3" text:outline-level="3">Ejemplo</text:h>
      <text:p text:style-name="P13"><text:span text:style-name="T4">&lt;</text:span><text:span text:style-name="T3">script</text:span><text:span text:style-name="T4">&gt;</text:span><text:span text:style-name="T5"><text:line-break/>document.getElementById(</text:span><text:span text:style-name="T3">"demo"</text:span><text:span text:style-name="T5">).innerHTML = </text:span><text:span text:style-name="T3">"Hello JavaScript!"</text:span><text:span text:style-name="T5">;<text:line-break/></text:span><text:span text:style-name="T4">&lt;</text:span><text:span text:style-name="T3">/script</text:span><text:span text:style-name="T4">&gt;</text:span><text:line-break/><text:span text:style-name="T4">&lt;</text:span><text:span text:style-name="T3">noscript</text:span><text:span text:style-name="T4">&gt;</text:span>Sorry, your browser does not support JavaScript!<text:span text:style-name="T4">&lt;</text:span><text:span text:style-name="T3">/noscript</text:span><text:span text:style-name="T4">&gt;</text:span></text:p>
      <text:p text:style-name="P8"><text:span text:style-name="T2"><text:s/></text:span></text:p>
      <text:p text:style-name="P8"><text:span text:style-name="T2">&lt;!DOCTYPE html&gt;</text:span></text:p>
      <text:p text:style-name="P8"><text:span text:style-name="T2">&lt;html&gt;</text:span></text:p>
      <text:p text:style-name="P8"><text:span text:style-name="T2">&lt;body&gt;</text:span></text:p>
      <text:p text:style-name="P8"><text:span text:style-name="T2"/></text:p>
      <text:p text:style-name="P8"><text:span text:style-name="T2">&lt;p id="demo"&gt;&lt;/p&gt;</text:span></text:p>
      <text:p text:style-name="P8"><text:span text:style-name="T2"/></text:p>
      <text:p text:style-name="P8"><text:span text:style-name="T2">&lt;script&gt;</text:span></text:p>
      <text:p text:style-name="P8"><text:span text:style-name="T2">document.getElementById("demo").innerHTML = "Hello JavaScript!";</text:span></text:p>
      <text:p text:style-name="P8"><text:span text:style-name="T2">&lt;/script&gt;</text:span></text:p>
      <text:p text:style-name="P8"><text:span text:style-name="T2"/></text:p>
      <text:p text:style-name="P8"><text:span text:style-name="T2">&lt;noscript&gt;Sorry, your browser does not support JavaScript!&lt;/noscript&gt;</text:span></text:p>
      <text:p text:style-name="P8"><text:span text:style-name="T2"/></text:p>
      <text:p text:style-name="P8"><text:span text:style-name="T2">&lt;p&gt;A browser without support for JavaScript will show the text written inside the noscript element.&lt;/p&gt;</text:span></text:p>
      <text:p text:style-name="P8"><text:span text:style-name="T2"><text:s/></text:span></text:p>
      <text:p text:style-name="P8"><text:span text:style-name="T2">&lt;/body&gt;</text:span></text:p>
      <text:p text:style-name="P8"><text:span text:style-name="T2">&lt;/html&gt;</text:span></text:p>
      <text:p text:style-name="P8"><text:span text:style-name="T2"/></text:p>
      <text:p text:style-name="Horizontal_20_Line"/>
      <text:h text:style-name="P2" text:outline-level="2"><text:soft-page-break/><text:span text:style-name="T2">Ejercicio:</text:span></text:h>
      <text:p text:style-name="P9"><text:span text:style-name="T2">Utilice JavaScript para cambiar el contenido HTML del elemento </text:span><text:span text:style-name="Source_20_Text"><text:span text:style-name="T2">&lt;p&gt; </text:span></text:span><text:span text:style-name="T2">a "¡Hola mundo!".</text:span></text:p>
      <text:p text:style-name="P11">&lt;body&gt;<text:line-break/><text:line-break/>&lt;p id="demo"&gt;Hola.&lt;/p&gt;<text:line-break/><text:line-break/>&lt;script&gt;<text:line-break/>documento.<draw:control text:anchor-type="as-char" draw:z-index="0" draw:name="Forma1" draw:style-name="gr1" draw:text-style-name="P17" svg:width="3.864cm" svg:height="0.662cm" draw:control="control1"/>("demo").innerHTML = "¡Hola mundo!";<text:line-break/>&lt;/script&gt;<text:line-break/><text:line-break/>&lt;/body&gt;</text:p>
      <text:p text:style-name="P9"><text:span text:style-name="T2"/></text:p>
      <text:p text:style-name="Horizontal_20_Line"/>
      <text:h text:style-name="P2" text:outline-level="2">Etiquetas <text:span text:style-name="T7">de script en</text:span> HTML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Etiquetas</text:p>
          </table:table-cell>
          <table:table-cell table:style-name="Tabla1.A1" office:value-type="string">
            <text:p text:style-name="P6">Descrip<text:span text:style-name="T7">ción</text:span></text:p>
          </table:table-cell>
        </table:table-row>
        <table:table-row table:style-name="Tabla1.2">
          <table:table-cell table:style-name="Tabla1.A1" office:value-type="string">
            <text:p text:style-name="P4"><text:a xlink:type="simple" xlink:href="https://www.w3schools.com/tags/tag_script.asp" text:style-name="Internet_20_link" text:visited-style-name="Visited_20_Internet_20_Link"><text:span text:style-name="T6">&lt;script&gt;</text:span></text:a></text:p>
          </table:table-cell>
          <table:table-cell table:style-name="Tabla1.A1" office:value-type="string">
            <text:p text:style-name="P4">Define <text:span text:style-name="T7">un </text:span>script <text:span text:style-name="T7">en la parte del cliente</text:span> </text:p>
          </table:table-cell>
        </table:table-row>
        <table:table-row table:style-name="Tabla1.1">
          <table:table-cell table:style-name="Tabla1.A1" office:value-type="string">
            <text:p text:style-name="P4"><text:a xlink:type="simple" xlink:href="https://www.w3schools.com/tags/tag_noscript.asp" text:style-name="Internet_20_link" text:visited-style-name="Visited_20_Internet_20_Link"><text:span text:style-name="T6">&lt;noscript&gt;</text:span></text:a></text:p>
          </table:table-cell>
          <table:table-cell table:style-name="Tabla1.A1" office:value-type="string">
            <text:p text:style-name="P5">Defines <text:span text:style-name="T7">un contenido alternativo para usuarios que no soportar scripts en la cara client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6:30:37.575000000</meta:creation-date>
    <dc:date>2024-02-28T16:38:24.822000000</dc:date>
    <meta:editing-duration>PT7M47S</meta:editing-duration>
    <meta:editing-cycles>1</meta:editing-cycles>
    <meta:document-statistic meta:table-count="1" meta:image-count="0" meta:object-count="0" meta:page-count="6" meta:paragraph-count="127" meta:word-count="505" meta:character-count="4177" meta:non-whitespace-character-count="3754"/>
    <meta:generator>LibreOffice/7.6.0.3$Windows_X86_64 LibreOffice_project/69edd8b8ebc41d00b4de3915dc82f8f0fc3b6265</meta:generator>
  </office:meta>
</office:document-meta>
</file>